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left" draw:textarea-vertical-align="top"/>
    </style:style>
    <style:style style:name="gr2" style:family="graphic" style:parent-style-name="standard">
      <style:graphic-properties draw:fill="solid" draw:fill-color="#cccccc" draw:textarea-horizontal-align="center" draw:textarea-vertical-align="middle"/>
    </style:style>
    <style:style style:name="gr3" style:family="graphic" style:parent-style-name="standard">
      <style:graphic-properties draw:marker-end="Square_20_45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fill="solid" draw:fill-color="#ffffff" draw:textarea-horizontal-align="left" draw:textarea-vertical-align="top" fo:padding-top="0.03cm" fo:padding-bottom="0.03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id="id1" draw:layer="layout" svg:width="3.5cm" svg:height="6cm" svg:x="6cm" svg:y="7cm">
          <draw:glue-point draw:id="4" svg:x="5cm" svg:y="-4.166cm"/>
          <text:p text:style-name="P1"><text:span text:style-name="T1">idT_Shows</text:span><text:span text:style-name="T1"><text:line-break/></text:span><text:span text:style-name="T1">ShowName</text:span></text:p>
          <text:p text:style-name="P1"><text:span text:style-name="T1">ShowUrl</text:span><text:span text:style-name="T1"><text:line-break/></text:span><text:span text:style-name="T1">Country</text:span><text:span text:style-name="T1"><text:line-break/></text:span><text:span text:style-name="T1">Started</text:span><text:span text:style-name="T1"><text:line-break/></text:span><text:span text:style-name="T1">Ended</text:span></text:p>
          <text:p text:style-name="P1"><text:span text:style-name="T1">EndedFlag</text:span></text:p>
          <text:p text:style-name="P1"><text:span text:style-name="T1">Timestamp</text:span></text:p>
        </draw:rect>
        <draw:rect draw:style-name="gr2" draw:text-style-name="P3" draw:layer="layout" svg:width="3.5cm" svg:height="1cm" svg:x="6cm" svg:y="6cm">
          <text:p text:style-name="P3">T_Shows</text:p>
        </draw:rect>
        <draw:rect draw:style-name="gr2" draw:text-style-name="P3" draw:layer="layout" svg:width="4cm" svg:height="1cm" svg:x="17.5cm" svg:y="4.5cm">
          <text:p text:style-name="P3">T_Episodes</text:p>
        </draw:rect>
        <draw:connector draw:style-name="gr3" draw:text-style-name="P3" draw:layer="layout" svg:x1="9.5cm" svg:y1="7.501cm" svg:x2="17.5cm" svg:y2="6.501cm" draw:start-shape="id1" draw:start-glue-point="4" draw:end-shape="id2" draw:end-glue-point="4" svg:d="m9500 7501h4000v-1000h4000">
          <text:p/>
        </draw:connector>
        <draw:rect draw:style-name="gr4" draw:text-style-name="P3" draw:layer="layout" svg:width="8cm" svg:height="3cm" svg:x="15.5cm" svg:y="17cm">
          <text:p text:style-name="P3">nextShows' cache DB </text:p>
          <text:p text:style-name="P3">relational model </text:p>
        </draw:rect>
        <draw:rect draw:style-name="gr5" draw:text-style-name="P3" draw:layer="layout" svg:width="5.2cm" svg:height="1cm" svg:x="23.5cm" svg:y="19cm">
          <text:p/>
        </draw:rect>
        <draw:rect draw:style-name="gr6" draw:text-style-name="P4" draw:layer="layout" svg:width="5.2cm" svg:height="1cm" svg:x="23.5cm" svg:y="18cm">
          <text:p text:style-name="P1"><text:span text:style-name="T2">Last change : gcn / sta</text:span><text:span text:style-name="T2"><text:line-break/></text:span><text:span text:style-name="T2">Date : 13 nov 2008</text:span></text:p>
        </draw:rect>
        <draw:rect draw:style-name="gr6" draw:text-style-name="P4" draw:layer="layout" svg:width="5.2cm" svg:height="1cm" svg:x="23.5cm" svg:y="17cm">
          <text:p text:style-name="P1"><text:span text:style-name="T2">Authors : kh.starlifter</text:span></text:p>
          <text:p text:style-name="P1"><text:span text:style-name="T2">Date : 30 oct 2008</text:span></text:p>
        </draw:rect>
        <draw:rect draw:style-name="gr1" draw:text-style-name="P2" draw:id="id2" draw:layer="layout" svg:width="4cm" svg:height="7.5cm" svg:x="17.5cm" svg:y="5.5cm">
          <draw:glue-point draw:id="4" svg:x="-5cm" svg:y="-3.666cm"/>
          <text:p text:style-name="P1"><text:span text:style-name="T1">idT_Episodes</text:span><text:span text:style-name="T1"><text:line-break/></text:span><text:span text:style-name="T1">Shows_id</text:span></text:p>
          <text:p text:style-name="P1"><text:span text:style-name="T1">EpisodeName</text:span></text:p>
          <text:p text:style-name="P1"><text:span text:style-name="T1">EpisodeNumber</text:span><text:span text:style-name="T1"><text:line-break/></text:span><text:span text:style-name="T1">SeasonNumber</text:span></text:p>
          <text:p text:style-name="P1"><text:span text:style-name="T1">EpisodeUrl</text:span></text:p>
          <text:p text:style-name="P1"><text:span text:style-name="T1">Date</text:span></text:p>
          <text:p text:style-name="P1"><text:span text:style-name="T1">IsSpecial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quare_20_45" draw:display-name="Square 45" svg:viewBox="0 0 1131 1131" svg:d="m0 564 564 567 567-567-567-56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0-30T13:23:05</meta:creation-date>
    <dc:date>2008-11-13T12:03:38</dc:date>
    <meta:editing-duration>PT01H05M51S</meta:editing-duration>
    <meta:editing-cycles>9</meta:editing-cycles>
    <meta:generator>OpenOffice.org/3.0$Linux OpenOffice.org_project/300m9$Build-9358</meta:generator>
    <meta:document-statistic meta:object-count="9"/>
    <meta:user-defined meta:name="Info 1"/>
    <meta:user-defined meta:name="Info 2"/>
    <meta:user-defined meta:name="Info 3"/>
    <meta:user-defined meta:name="Info 4"/>
  </office:meta>
</office:document-meta>
</file>